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6458in" fo:margin-left="0in" fo:margin-right="1.2792in" table:align="margins"/>
    </style:style>
    <style:style style:name="Table1.A" style:family="table-column">
      <style:table-column-properties style:column-width="0.5208in" style:rel-column-width="6045*"/>
    </style:style>
    <style:style style:name="Table1.B" style:family="table-column">
      <style:table-column-properties style:column-width="3.3646in" style:rel-column-width="39054*"/>
    </style:style>
    <style:style style:name="Table1.C" style:family="table-column">
      <style:table-column-properties style:column-width="1.7604in" style:rel-column-width="2043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Default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Default_20_Text">
      <style:paragraph-properties fo:line-height="100%"/>
    </style:style>
    <style:style style:name="P3" style:family="paragraph" style:parent-style-name="Default_20_Text">
      <style:text-properties style:text-underline-style="none" fo:font-weight="normal" style:font-weight-asian="normal" style:font-weight-complex="normal"/>
    </style:style>
    <style:style style:name="P4" style:family="paragraph" style:parent-style-name="Default_20_Text">
      <style:paragraph-properties>
        <style:tab-stops>
          <style:tab-stop style:position="3.75in"/>
        </style:tab-stops>
      </style:paragraph-properties>
    </style:style>
    <style:style style:name="P5" style:family="paragraph" style:parent-style-name="Default_20_Text">
      <style:paragraph-properties fo:line-height="100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,</text:p>
      <text:p text:style-name="Default_20_Text"/>
      <text:p text:style-name="Default_20_Text">The Branch Manager </text:p>
      <text:p text:style-name="Default_20_Text">State Bank of India, </text:p>
      <text:p text:style-name="Default_20_Text">M A N I T (01608) </text:p>
      <text:p text:style-name="Default_20_Text">BHOPAL </text:p>
      <text:p text:style-name="Default_20_Text"/>
      <text:p text:style-name="Default_20_Text">Dear Sir, <text:tab/><text:tab/><text:tab/><text:tab/><text:tab/><text:tab/><text:tab/><text:tab/><text:tab/><text:tab/>Date : ________</text:p>
      <text:p text:style-name="Default_20_Text"/>
      <text:p text:style-name="P1">Scholar Loan Account No :- _______________________</text:p>
      <text:p text:style-name="P1"/>
      <text:p text:style-name="P1">Disbursement OF Tuition Fees /Hostel Fees/Mess Fees/Laptop/ Other Charges </text:p>
      <text:p text:style-name="P3"/>
      <text:p text:style-name="P3">In connection with the above, referred loan sanctioned to me on __________, Please arrange to disbursed me the following 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S.no </text:p>
          </table:table-cell>
          <table:table-cell table:style-name="Table1.A1" office:value-type="string">
            <text:p text:style-name="Table_20_Contents">Particulars </text:p>
          </table:table-cell>
          <table:table-cell table:style-name="Table1.C1" office:value-type="string">
            <text:p text:style-name="Table_20_Contents">Amount 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Tuition fees _______semester </text:p>
          </table:table-cell>
          <table:table-cell table:style-name="Table1.C2" office:value-type="string">
            <text:p text:style-name="Table_20_Contents"><text:s/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Hostel Fees _______Years /semest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Mess Charges ______Years /semest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Cost of Laptop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Other Charges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>Total 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p text:style-name="Default_20_Text"><text:s/>I Understand to hand-over the copy(ies) of Receipt/Cash Memo(s) within 02 days from the date of disbursement of the Loan Amount . </text:p>
      <text:p text:style-name="Default_20_Text"/>
      <text:p text:style-name="Default_20_Text"/>
      <text:p text:style-name="P2">Signature :______________________</text:p>
      <text:p text:style-name="P2"/>
      <text:p text:style-name="P2">Name<text:tab/> <text:s text:c="5"/>: _____________________ <text:s text:c="27"/></text:p>
      <text:p text:style-name="P2"/>
      <text:p text:style-name="P2">Scholar No: _____________________</text:p>
      <text:p text:style-name="P2"><text:s/></text:p>
      <text:p text:style-name="P2">Mobile No. :______________________</text:p>
      <text:p text:style-name="P2"/>
      <text:p text:style-name="P2">E-mail Id : <text:s/>_______________________</text:p>
      <text:p text:style-name="P2"/>
      <text:p text:style-name="P2"/>
      <text:p text:style-name="P2"><text:tab/><text:tab/><text:tab/><text:tab/><text:tab/><text:tab/>Please disburse Rs...................... for ….............</text:p>
      <text:p text:style-name="P2"><text:tab/><text:tab/><text:tab/><text:tab/><text:tab/><text:tab/><text:tab/></text:p>
      <text:p text:style-name="P2"><text:tab/><text:tab/><text:tab/><text:tab/><text:tab/><text:tab/>from Loan a/c no.......................................... and </text:p>
      <text:p text:style-name="P2"/>
      <text:p text:style-name="P2"><text:tab/><text:tab/><text:tab/><text:tab/><text:tab/><text:tab/>and transfer into a/c no …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0-05-01T11:00:06.98</dc:date>
    <meta:editing-duration>PT38H00M51S</meta:editing-duration>
    <meta:editing-cycles>16</meta:editing-cycles>
    <meta:print-date>2019-12-24T16:07:54.67</meta:print-date>
    <meta:document-statistic meta:table-count="1" meta:image-count="0" meta:object-count="0" meta:page-count="1" meta:paragraph-count="35" meta:word-count="135" meta:character-count="1050"/>
    <meta:user-defined meta:name="Info 1"/>
    <meta:user-defined meta:name="Info 2"/>
    <meta:user-defined meta:name="Info 3"/>
    <meta:user-defined meta:name="Info 4"/>
  </office:meta>
</office:document-meta>
</file>